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68f" officeooo:paragraph-rsid="0008168f"/>
    </style:style>
    <style:style style:name="P2" style:family="paragraph" style:parent-style-name="Standard">
      <style:text-properties officeooo:rsid="0008168f" officeooo:paragraph-rsid="0008168f"/>
    </style:style>
    <style:style style:name="P3" style:family="paragraph" style:parent-style-name="Standard">
      <style:text-properties officeooo:rsid="0008244b" officeooo:paragraph-rsid="00082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I HARSHA DV</text:p>
      <text:p text:style-name="P1">17BTCSO52</text:p>
      <text:p text:style-name="P1">14/06/18</text:p>
      <text:p text:style-name="P1"/>
      <text:p text:style-name="P1"/>
      <text:p text:style-name="P1">Addition of values</text:p>
      <text:p text:style-name="P1">subtraction of values</text:p>
      <text:p text:style-name="P1">multiplication of values</text:p>
      <text:p text:style-name="P1">inbuilt function </text:p>
      <text:p text:style-name="P1">merging of numbers</text:p>
      <text:p text:style-name="P1">printing name</text:p>
      <text:p text:style-name="P1">division of two numbers</text:p>
      <text:p text:style-name="P1"/>
      <text:p text:style-name="P1"/>
      <text:p text:style-name="P1"/>
      <text:p text:style-name="P3">sesssion 2</text:p>
      <text:p text:style-name="P3">18/06/18</text:p>
      <text:p text:style-name="P3"/>
      <text:p text:style-name="P3">if else statements</text:p>
      <text:p text:style-name="P3">for loop statements</text:p>
      <text:p text:style-name="P3">while loop statements</text:p>
      <text:p text:style-name="P3">nested statements</text:p>
      <text:p text:style-name="P3">if condi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56:53.687804576</meta:creation-date>
    <dc:date>2018-06-18T15:34:03.160252469</dc:date>
    <meta:editing-duration>PT10M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41" meta:character-count="270" meta:non-whitespace-character-count="245"/>
  </office:meta>
</office:document-meta>
</file>